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37cm"/>
    </style:style>
    <style:style style:name="co2" style:family="table-column">
      <style:table-column-properties fo:break-before="auto" style:column-width="4.817cm"/>
    </style:style>
    <style:style style:name="co3" style:family="table-column">
      <style:table-column-properties fo:break-before="auto" style:column-width="4.487cm"/>
    </style:style>
    <style:style style:name="co4" style:family="table-column">
      <style:table-column-properties fo:break-before="auto" style:column-width="6.35cm"/>
    </style:style>
    <style:style style:name="co5" style:family="table-column">
      <style:table-column-properties fo:break-before="auto" style:column-width="4.6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dos Gerai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Nome:</text:p>
          </table:table-cell>
          <table:table-cell table:style-name="ce1" office:value-type="string" calcext:value-type="string">
            <text:p>Cpf:</text:p>
          </table:table-cell>
          <table:table-cell table:style-name="ce1" office:value-type="string" calcext:value-type="string">
            <text:p>Futuro Telefone: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João do Caminhão</text:p>
          </table:table-cell>
          <table:table-cell office:value-type="float" office:value="15683113628" calcext:value-type="float">
            <text:p>15683113628</text:p>
          </table:table-cell>
          <table:table-cell table:formula="of:=VLOOKUP([.B2]; ['Dados Pessoais'.A:.B]; 2; 1)" office:value-type="string" office:string-value="(35)9 9925-8629" calcext:value-type="string">
            <text:p>(35)9 9925-8629</text:p>
          </table:table-cell>
          <table:table-cell table:formula="of:=IF([.A2] = &quot;João do Caminhão&quot;; &quot;É o João!&quot;; IF([.A2] = &quot;Carminha Fru Fru&quot;; &quot;É a Carminha&quot;; &quot;Nenhum dos anteriores&quot;))" office:value-type="string" office:string-value="É o João!" calcext:value-type="string">
            <text:p>É o João!</text:p>
          </table:table-cell>
          <table:table-cell/>
        </table:table-row>
        <table:table-row table:style-name="ro1">
          <table:table-cell office:value-type="string" calcext:value-type="string">
            <text:p>Carminha Fru Fru</text:p>
          </table:table-cell>
          <table:table-cell office:value-type="float" office:value="73849563511" calcext:value-type="float">
            <text:p>73849563511</text:p>
          </table:table-cell>
          <table:table-cell table:formula="of:=VLOOKUP([.B3]; ['Dados Pessoais'.A:.B]; 2; 1)" office:value-type="string" office:string-value="(11)9 9932-9875" calcext:value-type="string">
            <text:p>(11)9 9932-9875</text:p>
          </table:table-cell>
          <table:table-cell table:formula="of:=IF([.A3] = &quot;João do Caminhão&quot;; &quot;É o João!&quot;; IF([.A3] = &quot;Carminha Fru Fru&quot;; &quot;É a Carminha&quot;; &quot;Nenhum dos anteriores&quot;))" office:value-type="string" office:string-value="É a Carminha" calcext:value-type="string">
            <text:p>É a Carminha</text:p>
          </table:table-cell>
          <table:table-cell/>
        </table:table-row>
        <table:table-row table:style-name="ro1">
          <table:table-cell table:style-name="Default" table:number-columns-repeated="3"/>
          <table:table-cell table:formula="of:=IF([.A4] = &quot;João do Caminhão&quot;; &quot;É o João!&quot;; IF([.A4] = &quot;Carminha Fru Fru&quot;; &quot;É a Carminha&quot;; &quot;Nenhum dos anteriores&quot;))" office:value-type="string" office:string-value="Nenhum dos anteriores" calcext:value-type="string">
            <text:p>Nenhum dos anteriores</text:p>
          </table:table-cell>
          <table:table-cell/>
        </table:table-row>
      </table:table>
      <table:table table:name="Dados Pessoais" table:style-name="ta1">
        <table:table-column table:style-name="co7" table:number-columns-repeated="2" table:default-cell-style-name="ce1"/>
        <table:table-row table:style-name="ro1">
          <table:table-cell office:value-type="string" calcext:value-type="string">
            <text:p>Cpf:</text:p>
          </table:table-cell>
          <table:table-cell office:value-type="string" calcext:value-type="string">
            <text:p>Telefone:</text:p>
          </table:table-cell>
        </table:table-row>
        <table:table-row table:style-name="ro1">
          <table:table-cell table:style-name="ce3" office:value-type="float" office:value="15683113628" calcext:value-type="float">
            <text:p>15683113628</text:p>
          </table:table-cell>
          <table:table-cell table:style-name="ce3" office:value-type="string" calcext:value-type="string">
            <text:p>(35)9 9925-8629</text:p>
          </table:table-cell>
        </table:table-row>
        <table:table-row table:style-name="ro1">
          <table:table-cell table:style-name="ce2" office:value-type="float" office:value="73849563511" calcext:value-type="float">
            <text:p>73849563511</text:p>
          </table:table-cell>
          <table:table-cell table:style-name="ce2" office:value-type="string" calcext:value-type="string">
            <text:p>(11)9 9932-9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22:16:18.619980978</meta:creation-date>
    <dc:date>2024-07-25T22:38:20.224684297</dc:date>
    <meta:editing-duration>PT22M4S</meta:editing-duration>
    <meta:editing-cycles>3</meta:editing-cycles>
    <meta:generator>LibreOffice/7.6.7.2$Linux_X86_64 LibreOffice_project/60$Build-2</meta:generator>
    <meta:document-statistic meta:table-count="2" meta:cell-count="18" meta:object-count="0"/>
  </office:meta>
</office:document-meta>
</file>